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/>
    </style:style>
    <style:style style:name="P2" style:family="paragraph" style:parent-style-name="Standard">
      <style:text-properties style:font-name="Linux Libertine O" officeooo:rsid="0010b8ec" officeooo:paragraph-rsid="0010b8ec"/>
    </style:style>
    <style:style style:name="P3" style:family="paragraph" style:parent-style-name="Standard">
      <style:text-properties style:font-name="Linux Libertine O" officeooo:rsid="001fd2e8" officeooo:paragraph-rsid="001fd2e8"/>
    </style:style>
    <style:style style:name="P4" style:family="paragraph" style:parent-style-name="Standard">
      <style:text-properties style:font-name="Linux Libertine O" officeooo:rsid="002a69a8" officeooo:paragraph-rsid="0029564d"/>
    </style:style>
    <style:style style:name="P5" style:family="paragraph" style:parent-style-name="Standard">
      <style:text-properties style:font-name="Linux Libertine O" officeooo:rsid="002e589e" officeooo:paragraph-rsid="002e589e"/>
    </style:style>
    <style:style style:name="P6" style:family="paragraph" style:parent-style-name="Standard">
      <style:text-properties style:font-name="Linux Libertine O" officeooo:rsid="002e589e" officeooo:paragraph-rsid="0029564d"/>
    </style:style>
    <style:style style:name="P7" style:family="paragraph" style:parent-style-name="Standard">
      <style:text-properties style:font-name="Linux Libertine O" officeooo:rsid="0029564d" officeooo:paragraph-rsid="001fd2e8"/>
    </style:style>
    <style:style style:name="P8" style:family="paragraph" style:parent-style-name="Standard">
      <style:text-properties style:font-name="Linux Libertine O" officeooo:rsid="0030d3b8" officeooo:paragraph-rsid="0030d3b8"/>
    </style:style>
    <style:style style:name="P9" style:family="paragraph" style:parent-style-name="Standard">
      <style:text-properties fo:color="#3465a4" style:font-name="Linux Libertine O" fo:font-size="14pt" fo:font-weight="bold" officeooo:rsid="002e589e" officeooo:paragraph-rsid="002e589e" style:font-name-asian="Noto Sans CJK SC Regular" style:font-size-asian="14pt" style:font-weight-asian="bold" style:font-name-complex="FreeSans" style:font-size-complex="14pt" style:font-weight-complex="bold"/>
    </style:style>
    <style:style style:name="P10" style:family="paragraph" style:parent-style-name="Standard">
      <style:text-properties officeooo:rsid="0030d3b8" officeooo:paragraph-rsid="0030d3b8"/>
    </style:style>
    <style:style style:name="P11" style:family="paragraph" style:parent-style-name="Standard">
      <style:text-properties officeooo:paragraph-rsid="002e589e"/>
    </style:style>
    <style:style style:name="P12" style:family="paragraph" style:parent-style-name="Standard">
      <style:text-properties style:font-name="Linux Libertine O" officeooo:rsid="0030d3b8" officeooo:paragraph-rsid="0030d3b8"/>
    </style:style>
    <style:style style:name="T1" style:family="text">
      <style:text-properties fo:color="#3465a4" style:font-name="Linux Libertine O" fo:font-weight="bold" style:font-weight-asian="bold" style:font-weight-complex="bold"/>
    </style:style>
    <style:style style:name="T2" style:family="text">
      <style:text-properties fo:color="#3465a4" style:font-name="Linux Libertine O" fo:font-size="14pt" fo:font-weight="bold" officeooo:rsid="002e589e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style:font-name="Linux Libertine O"/>
    </style:style>
    <style:style style:name="T4" style:family="text">
      <style:text-properties style:font-name="Linux Libertine O" officeooo:rsid="002e589e"/>
    </style:style>
    <style:style style:name="T5" style:family="text">
      <style:text-properties style:font-name="Linux Libertine O" officeooo:rsid="0030d3b8"/>
    </style:style>
    <style:style style:name="T6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1fd2e8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2e589e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fo:font-weight="bold" officeooo:rsid="002e589e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0" style:family="text">
      <style:text-properties fo:color="#004586" style:font-name="Linux Libertine O" fo:font-size="18.2000007629395pt" fo:font-weight="bold" officeooo:rsid="0030d3b8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officeooo:rsid="0030d3b8"/>
    </style:style>
    <style:style style:name="T12" style:family="text">
      <style:text-properties officeooo:rsid="002e5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Chocolate </text:span><text:span text:style-name="T9">c</text:span><text:span text:style-name="T10">oncrete</text:span><text:span text:style-name="T6"> (</text:span><text:span text:style-name="T8">6</text:span><text:span text:style-name="T6"> </text:span><text:span text:style-name="T10">cupcake cases</text:span><text:span text:style-name="T6">; </text:span><text:span text:style-name="T8">35 min</text:span><text:span text:style-name="T6">)</text:span></text:h>
      <text:p text:style-name="P8"><text:span text:style-name="T12">F</text:span>or authenticity, serve with lukewarm watery custard.</text:p>
      <text:p text:style-name="P1"/>
      <text:p text:style-name="Heading"><text:span text:style-name="T1">For the </text:span><text:span text:style-name="T2">mixture</text:span></text:p>
      <text:p text:style-name="P8">85g plain flour</text:p>
      <text:p text:style-name="P8">65g any kind of sugar (35g brown + 30g muscovado is nice)</text:p>
      <text:p text:style-name="P8">30g cocoa powder</text:p>
      <text:p text:style-name="P5"><text:span text:style-name="T11">65g </text:span>butter or spread</text:p>
      <text:p text:style-name="P8">½ teaspoon espresso powder (optional)</text:p>
      <text:p text:style-name="P5"/>
      <text:p text:style-name="P5"/>
      <text:p text:style-name="P8">Measure the ingredients out and preheat the oven to Gas 5.</text:p>
      <text:p text:style-name="P8"/>
      <text:p text:style-name="P8">Add all the ingredients into a mixing bowl and mash/mix together until it is evenly crumbly &amp; powdery.</text:p>
      <text:p text:style-name="P2"/>
      <text:p text:style-name="P2"/>
      <text:p text:style-name="Heading"><text:span text:style-name="T1">For the </text:span><text:span text:style-name="T2">assembly</text:span></text:p>
      <text:p text:style-name="P5">6-cupcake tray</text:p>
      <text:p text:style-name="P5">6 cupcake cases</text:p>
      <text:p text:style-name="P8">a pusher of some sort to press down the mixture with</text:p>
      <text:p text:style-name="P10"><text:span text:style-name="T5">1 </text:span><text:span text:style-name="T3">tsp brown sugar</text:span></text:p>
      <text:p text:style-name="P3"/>
      <text:p text:style-name="P7"/>
      <text:p text:style-name="P11"><text:span text:style-name="T4">Pop the cupcake cases into the tray. </text:span><text:span text:style-name="T5">Fill each case with mixture (there will be some left to start with).</text:span></text:p>
      <text:p text:style-name="P5"/>
      <text:p text:style-name="P8">Use the pusher to compact the mixture into the cases and flatten the top. Add more mixture and repeat until it is all used up.</text:p>
      <text:p text:style-name="P8">Sprinkle a little brown sugar on top of each one.</text:p>
      <text:p text:style-name="P8"/>
      <text:p text:style-name="P5">Bake for <text:span text:style-name="T11">20-</text:span>25 minutes on Gas <text:span text:style-name="T11">5</text:span>. When ready, leave to cool on a wire rack <text:span text:style-name="T11">or baking tray</text:span> for a minute or two. Excellent eaten hot <text:span text:style-name="T11">(with optional custard)</text:span>.</text:p>
      <text:p text:style-name="P9"/>
      <text:p text:style-name="P6">To reheat later, microwave on full power for about <text:span text:style-name="T11">15</text:span> seconds <text:span text:style-name="T11">each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1-24T14:40:15.083348161</dc:date>
    <meta:editing-duration>PT59M45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93" meta:character-count="1032" meta:non-whitespace-character-count="859"/>
  </office:meta>
</office:document-meta>
</file>